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/>
    </style:style>
    <style:style style:name="gr2" style:family="graphic" style:parent-style-name="standard">
      <style:graphic-properties draw:stroke="solid" svg:stroke-width="0.034cm" svg:stroke-color="#000000" draw:stroke-linejoin="round" svg:stroke-linecap="butt" draw:fill="none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3.08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3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17cm" svg:stroke-color="#000000" draw:stroke-linejoin="round" svg:stroke-linecap="butt" draw:fill="solid" draw:fill-color="#b2b2b2" fo:padding-top="0.008cm" fo:padding-bottom="0.008cm" fo:padding-left="0.008cm" fo:padding-right="0.008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28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1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3.04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5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7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30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136cm" fo:min-width="0.12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07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1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3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9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606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95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78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136cm" fo:min-width="0.18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2.98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fill-color="#ffffff" fo:min-height="1.183cm"/>
      <style:paragraph-properties style:writing-mode="lr-tb"/>
    </style:style>
    <style:style style:name="gr25" style:family="graphic" style:parent-style-name="standard">
      <style:graphic-properties draw:stroke="none" draw:fill="none" draw:fill-color="#ffffff" fo:min-height="5.25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48cm"/>
      <style:paragraph-properties style:writing-mode="lr-tb"/>
    </style:style>
    <style:style style:name="gr27" style:family="graphic" style:parent-style-name="objectwithoutfill">
      <style:graphic-properties svg:stroke-width="0.035cm" svg:stroke-color="#000000" draw:marker-start-width="0.252cm" draw:marker-end="Symmetric_20_Arrow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28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5cm"/>
      <style:paragraph-properties style:writing-mode="lr-tb"/>
    </style:style>
    <style:style style:name="gr29" style:family="graphic" style:parent-style-name="objectwithoutfill">
      <style:graphic-properties svg:stroke-color="#000000" draw:fill="solid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.292cm"/>
      <style:paragraph-properties style:writing-mode="lr-tb"/>
    </style:style>
    <style:style style:name="gr31" style:family="graphic" style:parent-style-name="standard">
      <style:graphic-properties svg:stroke-color="#e8e8e8" draw:fill-color="#d0d0d0" draw:textarea-horizontal-align="justify" draw:textarea-vertical-align="middle" draw:auto-grow-height="false" fo:min-height="0.381cm" fo:min-width="0.155cm"/>
      <style:paragraph-properties style:writing-mode="lr-tb"/>
    </style:style>
    <style:style style:name="gr32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4cm"/>
      <style:paragraph-properties style:writing-mode="lr-tb"/>
    </style:style>
    <style:style style:name="gr33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4cm"/>
      <style:paragraph-properties style:writing-mode="lr-tb"/>
    </style:style>
    <style:style style:name="gr34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5cm"/>
      <style:paragraph-properties style:writing-mode="lr-tb"/>
    </style:style>
    <style:style style:name="gr35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37" style:family="graphic" style:parent-style-name="standard">
      <style:graphic-properties svg:stroke-color="#000000" draw:fill="none" draw:opacity="100%" draw:textarea-vertical-align="middle" draw:auto-grow-height="false" fo:min-height="3.368cm" fo:min-width="0.093cm"/>
    </style:style>
    <style:style style:name="gr38" style:family="graphic" style:parent-style-name="standard">
      <style:graphic-properties svg:stroke-color="#000000" draw:fill="none" draw:opacity="100%" draw:textarea-vertical-align="middle" draw:auto-grow-height="false" fo:min-height="0.582cm" fo:min-width="0.093cm"/>
    </style:style>
    <style:style style:name="gr39" style:family="graphic" style:parent-style-name="standard">
      <style:graphic-properties svg:stroke-color="#000000" draw:fill="none" draw:opacity="100%" draw:textarea-vertical-align="middle" draw:auto-grow-height="false" fo:min-height="1.168cm" fo:min-width="0.095cm"/>
    </style:style>
    <style:style style:name="P1" style:family="paragraph">
      <loext:graphic-properties draw:fill="solid" draw:fill-color="#eeeeee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7" style:family="paragraph">
      <loext:graphic-properties draw:fill="solid" draw:fill-color="#b2b2b2"/>
    </style:style>
    <style:style style:name="P8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9" style:family="paragraph">
      <loext:graphic-properties draw:fill="none"/>
      <style:paragraph-properties style:writing-mode="lr-tb"/>
      <style:text-properties fo:font-size="3.5pt" style:font-size-asian="3.5pt" style:font-size-complex="3.5pt"/>
    </style:style>
    <style:style style:name="P10" style:family="paragraph">
      <style:paragraph-properties fo:margin-top="0.42cm" fo:margin-bottom="0.35cm"/>
      <style:text-properties fo:font-weight="normal"/>
    </style:style>
    <style:style style:name="P11" style:family="paragraph">
      <loext:graphic-properties draw:fill="none" draw:fill-color="#ffffff"/>
      <style:paragraph-properties fo:margin-top="0.42cm" fo:margin-bottom="0.35cm" style:writing-mode="lr-tb"/>
      <style:text-properties style:font-name="Liberation Sans3" fo:font-size="10pt" fo:font-weight="normal" style:font-size-asian="10pt" style:font-size-complex="10pt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 draw:fill-color="#ffffff"/>
      <style:paragraph-properties fo:margin-top="0.42cm" fo:margin-bottom="0.35cm" style:writing-mode="lr-tb"/>
      <style:text-properties style:font-name="Liberation Sans3" fo:font-size="10pt" style:font-size-asian="10pt" style:font-size-complex="10pt"/>
    </style:style>
    <style:style style:name="P14" style:family="paragraph">
      <loext:graphic-properties draw:fill="none" draw:fill-color="#ffffff"/>
      <style:paragraph-properties style:writing-mode="lr-tb"/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 style:writing-mode="lr-tb"/>
      <style:text-properties style:font-name="Liberation Sans3" fo:font-size="4pt" fo:background-color="transparent"/>
    </style:style>
    <style:style style:name="P17" style:family="paragraph">
      <loext:graphic-properties draw:fill-color="#b2b2b2"/>
      <style:paragraph-properties fo:text-align="center" style:writing-mode="lr-tb"/>
      <style:text-properties style:font-name="Liberation Sans3" fo:font-size="4pt" fo:background-color="transparent"/>
    </style:style>
    <style:style style:name="P18" style:family="paragraph">
      <loext:graphic-properties draw:fill="solid"/>
      <style:paragraph-properties fo:text-align="center"/>
      <style:text-properties style:font-name="Liberation Sans3" fo:background-color="transparent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 style:writing-mode="lr-tb"/>
      <style:text-properties style:font-name="Liberation Sans3" fo:font-size="6pt" fo:background-color="transparent" style:font-size-asian="6pt" style:font-size-complex="6pt"/>
    </style:style>
    <style:style style:name="P21" style:family="paragraph">
      <loext:graphic-properties draw:fill-color="#d0d0d0"/>
      <style:paragraph-properties fo:text-align="center" style:writing-mode="lr-tb"/>
      <style:text-properties style:font-name="Liberation Sans3" fo:font-size="4pt" fo:background-color="transparent"/>
    </style:style>
    <style:style style:name="P22" style:family="paragraph">
      <loext:graphic-properties draw:fill-color="#999999"/>
      <style:paragraph-properties fo:text-align="center" style:writing-mode="lr-tb"/>
      <style:text-properties style:font-name="Liberation Sans3" fo:font-size="4pt" fo:background-color="transparent"/>
    </style:style>
    <style:style style:name="P23" style:family="paragraph">
      <loext:graphic-properties draw:fill="solid"/>
      <style:paragraph-properties fo:text-align="center"/>
      <style:text-properties style:font-name="Liberation Sans3" fo:font-size="4pt" fo:background-color="transparent"/>
    </style:style>
    <style:style style:name="P24" style:family="paragraph">
      <style:paragraph-properties fo:text-align="end"/>
    </style:style>
    <style:style style:name="P25" style:family="paragraph">
      <loext:graphic-properties draw:fill="none" draw:fill-color="#ffffff"/>
      <style:paragraph-properties fo:text-align="end" style:writing-mode="lr-tb"/>
      <style:text-properties style:font-name="Liberation Sans3" fo:font-size="6pt" fo:background-color="transparent" style:font-size-asian="6pt" style:font-size-complex="6pt"/>
    </style:style>
    <style:style style:name="P26" style:family="paragraph">
      <loext:graphic-properties draw:fill="none" draw:fill-color="#ffffff"/>
      <style:paragraph-properties style:writing-mode="lr-tb"/>
      <style:text-properties style:font-name="Liberation Sans3" fo:font-size="6pt" fo:background-color="transparent" style:font-size-asian="6pt" style:font-size-complex="6pt"/>
    </style:style>
    <style:style style:name="P27" style:family="paragraph">
      <loext:graphic-properties draw:fill="none" draw:opacity="100%"/>
      <style:paragraph-properties fo:text-align="center"/>
      <style:text-properties style:font-name="Liberation Sans3" fo:background-color="transparent"/>
    </style:style>
    <style:style style:name="T1" style:family="text">
      <style:text-properties fo:color="#000000" style:font-name="Liberation Sans2" fo:font-size="14pt" fo:font-weight="bold" style:font-size-asian="14pt" style:font-name-complex="Liberation Sans2" style:font-size-complex="14pt" style:font-weight-complex="bold"/>
    </style:style>
    <style:style style:name="T2" style:family="text">
      <style:text-properties fo:color="#c0c0c0" style:font-name="Liberation Sans2" fo:font-size="6pt" style:font-size-asian="6pt" style:font-name-complex="Liberation Sans2" style:font-size-complex="6pt"/>
    </style:style>
    <style:style style:name="T3" style:family="text">
      <style:text-properties fo:color="#000000" style:font-name="Liberation Sans2" fo:font-size="6pt" style:font-size-asian="6pt" style:font-name-complex="Liberation Sans2" style:font-size-complex="6pt"/>
    </style:style>
    <style:style style:name="T4" style:family="text">
      <style:text-properties fo:color="#c0c0c0" style:font-name="Liberation Sans2" fo:font-size="8pt" style:font-size-asian="8pt" style:font-name-complex="Liberation Sans2" style:font-size-complex="8pt"/>
    </style:style>
    <style:style style:name="T5" style:family="text">
      <style:text-properties fo:color="#000000" style:font-name="Liberation Sans2" fo:font-size="8pt" style:font-size-asian="8pt" style:font-name-complex="Liberation Sans2" style:font-size-complex="8pt"/>
    </style:style>
    <style:style style:name="T6" style:family="text">
      <style:text-properties fo:color="#c0c0c0" style:font-name="Liberation Sans2" fo:font-size="6pt" fo:font-weight="bold" style:font-size-asian="6pt" style:font-name-complex="Liberation Sans2" style:font-size-complex="6pt" style:font-weight-complex="bold"/>
    </style:style>
    <style:style style:name="T7" style:family="text">
      <style:text-properties fo:color="#000000" style:font-name="Liberation Sans2" fo:font-size="6pt" fo:font-weight="bold" style:font-size-asian="6pt" style:font-name-complex="Liberation Sans2" style:font-size-complex="6pt" style:font-weight-complex="bold"/>
    </style:style>
    <style:style style:name="T8" style:family="text">
      <style:text-properties fo:color="#c0c0c0" style:font-name="Liberation Sans2" fo:font-size="3.5pt" fo:font-weight="bold" style:font-size-asian="3.5pt" style:font-name-complex="Liberation Sans2" style:font-size-complex="3.5pt" style:font-weight-complex="bold"/>
    </style:style>
    <style:style style:name="T9" style:family="text">
      <style:text-properties fo:color="#000000" style:font-name="Liberation Sans2" fo:font-size="3.5pt" fo:font-weight="bold" style:font-size-asian="3.5pt" style:font-name-complex="Liberation Sans2" style:font-size-complex="3.5pt" style:font-weight-complex="bold"/>
    </style:style>
    <style:style style:name="T10" style:family="text">
      <style:text-properties fo:color="#c0c0c0" style:font-name="Liberation Sans2" fo:font-size="8pt" fo:font-weight="bold" style:font-size-asian="8pt" style:font-name-complex="Liberation Sans2" style:font-size-complex="8pt" style:font-weight-complex="bold"/>
    </style:style>
    <style:style style:name="T11" style:family="text">
      <style:text-properties fo:color="#000000" style:font-name="Liberation Sans2" fo:font-size="8pt" fo:font-weight="bold" style:font-size-asian="8pt" style:font-name-complex="Liberation Sans2" style:font-size-complex="8pt" style:font-weight-complex="bold"/>
    </style:style>
    <style:style style:name="T12" style:family="text">
      <style:text-properties fo:color="#c0c0c0" style:font-name="Liberation Sans2" fo:font-size="3.5pt" style:font-size-asian="3.5pt" style:font-name-complex="Liberation Sans2" style:font-size-complex="3.5pt"/>
    </style:style>
    <style:style style:name="T13" style:family="text">
      <style:text-properties fo:color="#000000" style:font-name="Liberation Sans2" fo:font-size="3.5pt" style:font-size-asian="3.5pt" style:font-name-complex="Liberation Sans2" style:font-size-complex="3.5pt"/>
    </style:style>
    <style:style style:name="T14" style:family="text">
      <style:text-properties fo:color="#2a6099" style:font-name="Liberation Sans2" fo:font-size="3.5pt" style:font-size-asian="3.5pt" style:font-name-complex="Liberation Sans2" style:font-size-complex="3.5pt"/>
    </style:style>
    <style:style style:name="T15" style:family="text">
      <style:text-properties style:font-name="Liberation Sans3" fo:font-size="10pt" style:font-size-asian="10pt" style:font-weight-asian="bold" style:font-size-complex="10pt" style:font-weight-complex="bold"/>
    </style:style>
    <style:style style:name="T16" style:family="text">
      <style:text-properties style:font-name="Liberation Sans3"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name="Liberation Sans3" fo:font-size="10pt" style:font-size-asian="10pt" style:font-size-complex="10pt"/>
    </style:style>
    <style:style style:name="T18" style:family="text">
      <style:text-properties style:font-name="Liberation Sans3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9" style:family="text"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T20" style:family="text">
      <style:text-properties style:font-name="Liberation Sans3" fo:font-size="12pt" fo:font-weight="normal" style:font-size-asian="12pt" style:font-weight-asian="normal" style:font-size-complex="12pt" style:font-weight-complex="normal"/>
    </style:style>
    <style:style style:name="T21" style:family="text">
      <style:text-properties style:font-name="Liberation Sans3" fo:font-size="4pt" fo:background-color="transparent"/>
    </style:style>
    <style:style style:name="T22" style:family="text">
      <style:text-properties style:font-name="Liberation Sans3" fo:font-size="6pt" fo:background-color="transparen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8.382cm" svg:height="6.261cm" svg:x="6.502cm" svg:y="4.156cm" svg:viewBox="0 0 8383 6262" draw:points="4191,6262 0,6262 0,0 8383,0 8383,6262">
          <text:p/>
        </draw:polygon>
        <draw:polygon draw:style-name="gr1" draw:text-style-name="P1" draw:layer="layout" svg:width="8.382cm" svg:height="1.651cm" svg:x="6.502cm" svg:y="11.433cm" svg:viewBox="0 0 8383 1652" draw:points="4191,1652 0,1652 0,0 8383,0 8383,1652">
          <text:p/>
        </draw:polygon>
        <draw:line draw:style-name="gr2" draw:text-style-name="P2" draw:layer="layout" svg:x1="10.192cm" svg:y1="3.255cm" svg:x2="10.192cm" svg:y2="9.649cm">
          <text:p/>
        </draw:line>
        <draw:polygon draw:style-name="gr3" draw:text-style-name="P3" draw:layer="layout" svg:width="0.352cm" svg:height="0.281cm" svg:x="10.016cm" svg:y="9.625cm" svg:viewBox="0 0 353 282" draw:points="177,282 353,0 0,0">
          <text:p/>
        </draw:polygon>
        <draw:line draw:style-name="gr4" draw:text-style-name="P2" draw:layer="layout" svg:x1="10.085cm" svg:y1="5.529cm" svg:x2="10.311cm" svg:y2="5.33cm">
          <text:p/>
        </draw:line>
        <draw:frame draw:style-name="gr5" draw:text-style-name="P5" draw:layer="layout" svg:width="13.087cm" svg:height="0.556cm" svg:x="4.128cm" svg:y="0.005cm">
          <draw:text-box>
            <text:p text:style-name="P4"><text:span text:style-name="T1">Hybr</text:span><text:span text:style-name="T1">id </text:span><text:span text:style-name="T1">Cust</text:span><text:span text:style-name="T1">om </text:span><text:span text:style-name="T1">Float</text:span><text:span text:style-name="T1">ing-</text:span><text:span text:style-name="T1">Point </text:span><text:span text:style-name="T1">Multi</text:span><text:span text:style-name="T1">ply-</text:span><text:span text:style-name="T1">Accu</text:span><text:span text:style-name="T1">mula</text:span><text:span text:style-name="T1">te </text:span><text:span text:style-name="T1">Unit</text:span></text:p>
          </draw:text-box>
        </draw:frame>
        <draw:frame draw:style-name="gr6" draw:text-style-name="P6" draw:layer="layout" svg:width="0.535cm" svg:height="0.239cm" svg:x="10.372cm" svg:y="5.315cm">
          <draw:text-box>
            <text:p text:style-name="P4"><text:span text:style-name="T2">24-bit</text:span></text:p>
          </draw:text-box>
        </draw:frame>
        <draw:polygon draw:style-name="gr7" draw:text-style-name="P7" draw:layer="layout" svg:width="1.442cm" svg:height="0.388cm" svg:x="7.568cm" svg:y="8.662cm" svg:viewBox="0 0 1443 389" draw:points="722,389 0,389 0,0 1443,0 1443,389">
          <text:p/>
        </draw:polygon>
        <draw:frame draw:style-name="gr6" draw:text-style-name="P6" draw:layer="layout" svg:width="0.535cm" svg:height="0.239cm" svg:x="10.365cm" svg:y="5.308cm">
          <draw:text-box>
            <text:p text:style-name="P4"><text:span text:style-name="T3">24-bit</text:span></text:p>
          </draw:text-box>
        </draw:frame>
        <draw:frame draw:style-name="gr8" draw:text-style-name="P8" draw:layer="layout" svg:width="0.281cm" svg:height="0.319cm" svg:x="8.216cm" svg:y="8.709cm">
          <draw:text-box>
            <text:p text:style-name="P4"><text:span text:style-name="T4">+</text:span></text:p>
          </draw:text-box>
        </draw:frame>
        <draw:line draw:style-name="gr4" draw:text-style-name="P2" draw:layer="layout" svg:x1="7.666cm" svg:y1="8.275cm" svg:x2="7.891cm" svg:y2="8.076cm">
          <text:p/>
        </draw:line>
        <draw:line draw:style-name="gr2" draw:text-style-name="P2" draw:layer="layout" svg:x1="7.787cm" svg:y1="3.259cm" svg:x2="7.787cm" svg:y2="8.396cm">
          <text:p/>
        </draw:line>
        <draw:polygon draw:style-name="gr3" draw:text-style-name="P3" draw:layer="layout" svg:width="0.352cm" svg:height="0.281cm" svg:x="7.611cm" svg:y="8.372cm" svg:viewBox="0 0 353 282" draw:points="176,282 353,0 0,0">
          <text:p/>
        </draw:polygon>
        <draw:frame draw:style-name="gr8" draw:text-style-name="P8" draw:layer="layout" svg:width="0.281cm" svg:height="0.319cm" svg:x="8.206cm" svg:y="8.699cm">
          <draw:text-box>
            <text:p text:style-name="P4"><text:span text:style-name="T5">+</text:span></text:p>
          </draw:text-box>
        </draw:frame>
        <draw:frame draw:style-name="gr9" draw:text-style-name="P6" draw:layer="layout" svg:width="0.417cm" svg:height="0.239cm" svg:x="7.952cm" svg:y="8.059cm">
          <draw:text-box>
            <text:p text:style-name="P4"><text:span text:style-name="T2">8-bit</text:span></text:p>
          </draw:text-box>
        </draw:frame>
        <draw:line draw:style-name="gr4" draw:text-style-name="P2" draw:layer="layout" svg:x1="8.722cm" svg:y1="8.269cm" svg:x2="8.946cm" svg:y2="8.07cm">
          <text:p/>
        </draw:line>
        <draw:line draw:style-name="gr2" draw:text-style-name="P2" draw:layer="layout" svg:x1="8.84cm" svg:y1="4.411cm" svg:x2="8.84cm" svg:y2="8.397cm">
          <text:p/>
        </draw:line>
        <draw:polygon draw:style-name="gr3" draw:text-style-name="P3" draw:layer="layout" svg:width="0.352cm" svg:height="0.281cm" svg:x="8.664cm" svg:y="8.373cm" svg:viewBox="0 0 353 282" draw:points="176,282 353,0 0,0">
          <text:p/>
        </draw:polygon>
        <draw:frame draw:style-name="gr9" draw:text-style-name="P6" draw:layer="layout" svg:width="0.417cm" svg:height="0.239cm" svg:x="7.945cm" svg:y="8.052cm">
          <draw:text-box>
            <text:p text:style-name="P4"><text:span text:style-name="T3">8-bit</text:span></text:p>
          </draw:text-box>
        </draw:frame>
        <draw:frame draw:style-name="gr9" draw:text-style-name="P6" draw:layer="layout" svg:width="0.417cm" svg:height="0.239cm" svg:x="9.006cm" svg:y="8.059cm">
          <draw:text-box>
            <text:p text:style-name="P4"><text:span text:style-name="T2">4-bit</text:span></text:p>
          </draw:text-box>
        </draw:frame>
        <draw:line draw:style-name="gr4" draw:text-style-name="P2" draw:layer="layout" svg:x1="8.171cm" svg:y1="9.539cm" svg:x2="8.397cm" svg:y2="9.34cm">
          <text:p/>
        </draw:line>
        <draw:line draw:style-name="gr2" draw:text-style-name="P2" draw:layer="layout" svg:x1="8.289cm" svg:y1="9.053cm" svg:x2="8.289cm" svg:y2="9.667cm">
          <text:p/>
        </draw:line>
        <draw:polygon draw:style-name="gr3" draw:text-style-name="P3" draw:layer="layout" svg:width="0.352cm" svg:height="0.281cm" svg:x="8.113cm" svg:y="9.643cm" svg:viewBox="0 0 353 282" draw:points="177,282 353,0 0,0">
          <text:p/>
        </draw:polygon>
        <draw:frame draw:style-name="gr9" draw:text-style-name="P6" draw:layer="layout" svg:width="0.417cm" svg:height="0.239cm" svg:x="8.999cm" svg:y="8.052cm">
          <draw:text-box>
            <text:p text:style-name="P4"><text:span text:style-name="T3">4-bit</text:span></text:p>
          </draw:text-box>
        </draw:frame>
        <draw:frame draw:style-name="gr9" draw:text-style-name="P6" draw:layer="layout" svg:width="0.417cm" svg:height="0.239cm" svg:x="8.456cm" svg:y="9.329cm">
          <draw:text-box>
            <text:p text:style-name="P4"><text:span text:style-name="T2">8-bit</text:span></text:p>
          </draw:text-box>
        </draw:frame>
        <draw:polygon draw:style-name="gr7" draw:text-style-name="P7" draw:layer="layout" svg:width="5.008cm" svg:height="0.372cm" svg:x="7.562cm" svg:y="9.931cm" svg:viewBox="0 0 5009 373" draw:points="2505,373 0,373 0,0 5009,0 5009,373">
          <text:p/>
        </draw:polygon>
        <draw:frame draw:style-name="gr9" draw:text-style-name="P6" draw:layer="layout" svg:width="0.417cm" svg:height="0.239cm" svg:x="8.449cm" svg:y="9.322cm">
          <draw:text-box>
            <text:p text:style-name="P4"><text:span text:style-name="T3">8-bit</text:span></text:p>
          </draw:text-box>
        </draw:frame>
        <draw:frame draw:style-name="gr10" draw:text-style-name="P6" draw:layer="layout" svg:width="3.042cm" svg:height="0.239cm" svg:x="8.555cm" svg:y="10.003cm">
          <draw:text-box>
            <text:p text:style-name="P4"><text:span text:style-name="T2">BarrelShift (exponent, mantissa)</text:span></text:p>
          </draw:text-box>
        </draw:frame>
        <draw:frame draw:style-name="gr10" draw:text-style-name="P6" draw:layer="layout" svg:width="3.042cm" svg:height="0.239cm" svg:x="8.548cm" svg:y="9.996cm">
          <draw:text-box>
            <text:p text:style-name="P4"><text:span text:style-name="T3">BarrelShift (exponent, mantissa)</text:span></text:p>
          </draw:text-box>
        </draw:frame>
        <draw:frame draw:style-name="gr11" draw:text-style-name="P6" draw:layer="layout" svg:width="0.853cm" svg:height="0.239cm" svg:x="10.389cm" svg:y="9.675cm">
          <draw:text-box>
            <text:p text:style-name="P4"><text:span text:style-name="T2">mantissa</text:span></text:p>
          </draw:text-box>
        </draw:frame>
        <draw:frame draw:style-name="gr11" draw:text-style-name="P6" draw:layer="layout" svg:width="0.853cm" svg:height="0.239cm" svg:x="10.382cm" svg:y="9.668cm">
          <draw:text-box>
            <text:p text:style-name="P4"><text:span text:style-name="T3">mantissa</text:span></text:p>
          </draw:text-box>
        </draw:frame>
        <draw:frame draw:style-name="gr12" draw:text-style-name="P6" draw:layer="layout" svg:width="0.878cm" svg:height="0.239cm" svg:x="8.453cm" svg:y="9.675cm">
          <draw:text-box>
            <text:p text:style-name="P4"><text:span text:style-name="T2">exponent</text:span></text:p>
          </draw:text-box>
        </draw:frame>
        <draw:line draw:style-name="gr4" draw:text-style-name="P2" draw:layer="layout" svg:x1="8.367cm" svg:y1="11.78cm" svg:x2="8.591cm" svg:y2="11.581cm">
          <text:p/>
        </draw:line>
        <draw:line draw:style-name="gr2" draw:text-style-name="P2" draw:layer="layout" svg:x1="8.485cm" svg:y1="11.196cm" svg:x2="8.485cm" svg:y2="11.908cm">
          <text:p/>
        </draw:line>
        <draw:polygon draw:style-name="gr3" draw:text-style-name="P3" draw:layer="layout" svg:width="0.352cm" svg:height="0.281cm" svg:x="8.309cm" svg:y="11.884cm" svg:viewBox="0 0 353 282" draw:points="176,282 353,0 0,0">
          <text:p/>
        </draw:polygon>
        <draw:frame draw:style-name="gr12" draw:text-style-name="P6" draw:layer="layout" svg:width="0.878cm" svg:height="0.239cm" svg:x="8.446cm" svg:y="9.668cm">
          <draw:text-box>
            <text:p text:style-name="P4"><text:span text:style-name="T3">exponent</text:span></text:p>
          </draw:text-box>
        </draw:frame>
        <draw:frame draw:style-name="gr6" draw:text-style-name="P6" draw:layer="layout" svg:width="0.535cm" svg:height="0.239cm" svg:x="8.654cm" svg:y="11.573cm">
          <draw:text-box>
            <text:p text:style-name="P4"><text:span text:style-name="T2">64-bit</text:span></text:p>
          </draw:text-box>
        </draw:frame>
        <draw:line draw:style-name="gr4" draw:text-style-name="P2" draw:layer="layout" svg:x1="11.086cm" svg:y1="11.77cm" svg:x2="11.312cm" svg:y2="11.571cm">
          <text:p/>
        </draw:line>
        <draw:frame draw:style-name="gr6" draw:text-style-name="P6" draw:layer="layout" svg:width="0.535cm" svg:height="0.239cm" svg:x="8.647cm" svg:y="11.566cm">
          <draw:text-box>
            <text:p text:style-name="P4"><text:span text:style-name="T3">64-bit</text:span></text:p>
          </draw:text-box>
        </draw:frame>
        <draw:frame draw:style-name="gr6" draw:text-style-name="P6" draw:layer="layout" svg:width="0.535cm" svg:height="0.239cm" svg:x="11.374cm" svg:y="11.563cm">
          <draw:text-box>
            <text:p text:style-name="P4"><text:span text:style-name="T2">64-bit</text:span></text:p>
          </draw:text-box>
        </draw:frame>
        <draw:polygon draw:style-name="gr7" draw:text-style-name="P7" draw:layer="layout" svg:width="5.008cm" svg:height="0.372cm" svg:x="7.365cm" svg:y="12.171cm" svg:viewBox="0 0 5009 373" draw:points="2506,373 0,373 0,0 5009,0 5009,373">
          <text:p/>
        </draw:polygon>
        <draw:frame draw:style-name="gr6" draw:text-style-name="P6" draw:layer="layout" svg:width="0.535cm" svg:height="0.239cm" svg:x="11.367cm" svg:y="11.556cm">
          <draw:text-box>
            <text:p text:style-name="P4"><text:span text:style-name="T3">64-bit</text:span></text:p>
          </draw:text-box>
        </draw:frame>
        <draw:frame draw:style-name="gr8" draw:text-style-name="P8" draw:layer="layout" svg:width="0.281cm" svg:height="0.319cm" svg:x="9.797cm" svg:y="12.212cm">
          <draw:text-box>
            <text:p text:style-name="P4"><text:span text:style-name="T4">+</text:span></text:p>
          </draw:text-box>
        </draw:frame>
        <draw:line draw:style-name="gr4" draw:text-style-name="P2" draw:layer="layout" svg:x1="9.75cm" svg:y1="13.641cm" svg:x2="9.975cm" svg:y2="13.442cm">
          <text:p/>
        </draw:line>
        <draw:line draw:style-name="gr2" draw:text-style-name="P2" draw:layer="layout" svg:x1="9.868cm" svg:y1="12.543cm" svg:x2="9.868cm" svg:y2="13.769cm">
          <text:p/>
        </draw:line>
        <draw:polygon draw:style-name="gr3" draw:text-style-name="P3" draw:layer="layout" svg:width="0.352cm" svg:height="0.281cm" svg:x="9.692cm" svg:y="13.745cm" svg:viewBox="0 0 353 282" draw:points="176,282 353,0 0,0">
          <text:p/>
        </draw:polygon>
        <draw:frame draw:style-name="gr8" draw:text-style-name="P8" draw:layer="layout" svg:width="0.281cm" svg:height="0.319cm" svg:x="9.786cm" svg:y="12.202cm">
          <draw:text-box>
            <text:p text:style-name="P4"><text:span text:style-name="T5">+</text:span></text:p>
          </draw:text-box>
        </draw:frame>
        <draw:frame draw:style-name="gr6" draw:text-style-name="P6" draw:layer="layout" svg:width="0.535cm" svg:height="0.239cm" svg:x="10.029cm" svg:y="13.425cm">
          <draw:text-box>
            <text:p text:style-name="P4"><text:span text:style-name="T3">64-bit</text:span></text:p>
          </draw:text-box>
        </draw:frame>
        <draw:frame draw:style-name="gr13" draw:text-style-name="P6" draw:layer="layout" svg:width="1.302cm" svg:height="0.239cm" svg:x="7.821cm" svg:y="10.801cm">
          <draw:text-box>
            <text:p text:style-name="P4"><text:span text:style-name="T6">Accumulator</text:span></text:p>
          </draw:text-box>
        </draw:frame>
        <draw:frame draw:style-name="gr13" draw:text-style-name="P6" draw:layer="layout" svg:width="1.302cm" svg:height="0.239cm" svg:x="7.814cm" svg:y="10.794cm">
          <draw:text-box>
            <text:p text:style-name="P4"><text:span text:style-name="T7">Accumulator</text:span></text:p>
          </draw:text-box>
        </draw:frame>
        <draw:frame draw:style-name="gr14" draw:text-style-name="P9" draw:layer="layout" svg:width="0.122cm" svg:height="0.136cm" svg:x="9.116cm" svg:y="10.945cm">
          <draw:text-box>
            <text:p text:style-name="P4"><text:span text:style-name="T8">t</text:span></text:p>
          </draw:text-box>
        </draw:frame>
        <draw:line draw:style-name="gr2" draw:text-style-name="P2" draw:layer="layout" svg:x1="11.204cm" svg:y1="10.303cm" svg:x2="11.204cm" svg:y2="11.91cm">
          <text:p/>
        </draw:line>
        <draw:polygon draw:style-name="gr3" draw:text-style-name="P3" draw:layer="layout" svg:width="0.352cm" svg:height="0.281cm" svg:x="11.028cm" svg:y="11.886cm" svg:viewBox="0 0 353 282" draw:points="177,282 353,0 0,0">
          <text:p/>
        </draw:polygon>
        <draw:frame draw:style-name="gr14" draw:text-style-name="P9" draw:layer="layout" svg:width="0.122cm" svg:height="0.136cm" svg:x="9.112cm" svg:y="10.942cm">
          <draw:text-box>
            <text:p text:style-name="P4"><text:span text:style-name="T9">t</text:span></text:p>
          </draw:text-box>
        </draw:frame>
        <draw:frame draw:style-name="gr15" draw:text-style-name="P8" draw:layer="layout" svg:width="1.077cm" svg:height="0.319cm" svg:x="11.395cm" svg:y="6.853cm">
          <draw:text-box>
            <text:p text:style-name="P4"><text:span text:style-name="T10">Multiply</text:span></text:p>
          </draw:text-box>
        </draw:frame>
        <draw:polygon draw:style-name="gr7" draw:text-style-name="P7" draw:layer="layout" svg:width="0.776cm" svg:height="0.397cm" svg:x="7.426cm" svg:y="7.386cm" svg:viewBox="0 0 777 398" draw:points="389,398 0,398 0,0 777,0 777,398">
          <text:p/>
        </draw:polygon>
        <draw:frame draw:style-name="gr15" draw:text-style-name="P8" draw:layer="layout" svg:width="1.077cm" svg:height="0.319cm" svg:x="11.384cm" svg:y="6.843cm">
          <draw:text-box>
            <text:p text:style-name="P4"><text:span text:style-name="T11">Multiply</text:span></text:p>
          </draw:text-box>
        </draw:frame>
        <draw:frame draw:style-name="gr16" draw:text-style-name="P6" draw:layer="layout" svg:width="0.211cm" svg:height="0.239cm" svg:x="7.422cm" svg:y="7.446cm">
          <draw:text-box>
            <text:p text:style-name="P4"><text:span text:style-name="T2">E</text:span></text:p>
          </draw:text-box>
        </draw:frame>
        <draw:frame draw:style-name="gr16" draw:text-style-name="P6" draw:layer="layout" svg:width="0.211cm" svg:height="0.239cm" svg:x="7.415cm" svg:y="7.439cm">
          <draw:text-box>
            <text:p text:style-name="P4"><text:span text:style-name="T3">E</text:span></text:p>
          </draw:text-box>
        </draw:frame>
        <draw:frame draw:style-name="gr14" draw:text-style-name="P9" draw:layer="layout" svg:width="0.122cm" svg:height="0.136cm" svg:x="7.56cm" svg:y="7.594cm">
          <draw:text-box>
            <text:p text:style-name="P4"><text:span text:style-name="T12">H</text:span></text:p>
          </draw:text-box>
        </draw:frame>
        <draw:frame draw:style-name="gr14" draw:text-style-name="P9" draw:layer="layout" svg:width="0.122cm" svg:height="0.136cm" svg:x="7.557cm" svg:y="7.59cm">
          <draw:text-box>
            <text:p text:style-name="P4"><text:span text:style-name="T13">H</text:span></text:p>
          </draw:text-box>
        </draw:frame>
        <draw:frame draw:style-name="gr14" draw:text-style-name="P9" draw:layer="layout" svg:width="0.122cm" svg:height="0.136cm" svg:x="7.648cm" svg:y="7.594cm">
          <draw:text-box>
            <text:p text:style-name="P4"><text:span text:style-name="T13"><text:s/></text:span></text:p>
          </draw:text-box>
        </draw:frame>
        <draw:frame draw:style-name="gr14" draw:text-style-name="P9" draw:layer="layout" svg:width="0.122cm" svg:height="0.136cm" svg:x="7.645cm" svg:y="7.59cm">
          <draw:text-box>
            <text:p text:style-name="P4"><text:span text:style-name="T14"><text:s/></text:span></text:p>
          </draw:text-box>
        </draw:frame>
        <draw:frame draw:style-name="gr17" draw:text-style-name="P6" draw:layer="layout" svg:width="0.536cm" svg:height="0.239cm" svg:x="7.687cm" svg:y="7.446cm">
          <draw:text-box>
            <text:p text:style-name="P4"><text:span text:style-name="T2">– </text:span><text:span text:style-name="T2">127</text:span></text:p>
          </draw:text-box>
        </draw:frame>
        <draw:polygon draw:style-name="gr7" draw:text-style-name="P7" draw:layer="layout" svg:width="0.668cm" svg:height="0.397cm" svg:x="8.515cm" svg:y="7.387cm" svg:viewBox="0 0 669 398" draw:points="334,398 0,398 0,0 669,0 669,398">
          <text:p/>
        </draw:polygon>
        <draw:frame draw:style-name="gr17" draw:text-style-name="P6" draw:layer="layout" svg:width="0.536cm" svg:height="0.239cm" svg:x="7.68cm" svg:y="7.439cm">
          <draw:text-box>
            <text:p text:style-name="P4"><text:span text:style-name="T3">– </text:span><text:span text:style-name="T3">127</text:span></text:p>
          </draw:text-box>
        </draw:frame>
        <draw:frame draw:style-name="gr16" draw:text-style-name="P6" draw:layer="layout" svg:width="0.211cm" svg:height="0.239cm" svg:x="8.583cm" svg:y="7.449cm">
          <draw:text-box>
            <text:p text:style-name="P4"><text:span text:style-name="T2">E</text:span></text:p>
          </draw:text-box>
        </draw:frame>
        <draw:frame draw:style-name="gr16" draw:text-style-name="P6" draw:layer="layout" svg:width="0.211cm" svg:height="0.239cm" svg:x="8.576cm" svg:y="7.442cm">
          <draw:text-box>
            <text:p text:style-name="P4"><text:span text:style-name="T3">E</text:span></text:p>
          </draw:text-box>
        </draw:frame>
        <draw:frame draw:style-name="gr14" draw:text-style-name="P9" draw:layer="layout" svg:width="0.122cm" svg:height="0.136cm" svg:x="8.721cm" svg:y="7.597cm">
          <draw:text-box>
            <text:p text:style-name="P4"><text:span text:style-name="T12">F</text:span></text:p>
          </draw:text-box>
        </draw:frame>
        <draw:frame draw:style-name="gr14" draw:text-style-name="P9" draw:layer="layout" svg:width="0.122cm" svg:height="0.136cm" svg:x="8.717cm" svg:y="7.594cm">
          <draw:text-box>
            <text:p text:style-name="P4"><text:span text:style-name="T13">F</text:span></text:p>
          </draw:text-box>
        </draw:frame>
        <draw:frame draw:style-name="gr14" draw:text-style-name="P9" draw:layer="layout" svg:width="0.122cm" svg:height="0.136cm" svg:x="8.798cm" svg:y="7.597cm">
          <draw:text-box>
            <text:p text:style-name="P4"><text:span text:style-name="T12"><text:s/></text:span></text:p>
          </draw:text-box>
        </draw:frame>
        <draw:frame draw:style-name="gr14" draw:text-style-name="P9" draw:layer="layout" svg:width="0.122cm" svg:height="0.136cm" svg:x="8.795cm" svg:y="7.594cm">
          <draw:text-box>
            <text:p text:style-name="P4"><text:span text:style-name="T13"><text:s/></text:span></text:p>
          </draw:text-box>
        </draw:frame>
        <draw:frame draw:style-name="gr18" draw:text-style-name="P6" draw:layer="layout" svg:width="0.299cm" svg:height="0.239cm" svg:x="8.834cm" svg:y="7.449cm">
          <draw:text-box>
            <text:p text:style-name="P4"><text:span text:style-name="T2">– </text:span><text:span text:style-name="T2">7</text:span></text:p>
          </draw:text-box>
        </draw:frame>
        <draw:frame draw:style-name="gr18" draw:text-style-name="P6" draw:layer="layout" svg:width="0.299cm" svg:height="0.239cm" svg:x="8.827cm" svg:y="7.442cm">
          <draw:text-box>
            <text:p text:style-name="P4"><text:span text:style-name="T3">– </text:span><text:span text:style-name="T3">7</text:span></text:p>
          </draw:text-box>
        </draw:frame>
        <draw:polygon draw:style-name="gr7" draw:text-style-name="P7" draw:layer="layout" svg:width="0.633cm" svg:height="0.397cm" svg:x="9.882cm" svg:y="4.737cm" svg:viewBox="0 0 634 398" draw:points="317,398 0,398 0,0 634,0 634,398">
          <text:p/>
        </draw:polygon>
        <draw:frame draw:style-name="gr16" draw:text-style-name="P6" draw:layer="layout" svg:width="0.211cm" svg:height="0.239cm" svg:x="9.984cm" svg:y="4.8cm">
          <draw:text-box>
            <text:p text:style-name="P4"><text:span text:style-name="T2">1.</text:span></text:p>
          </draw:text-box>
        </draw:frame>
        <draw:frame draw:style-name="gr16" draw:text-style-name="P6" draw:layer="layout" svg:width="0.211cm" svg:height="0.239cm" svg:x="9.977cm" svg:y="4.793cm">
          <draw:text-box>
            <text:p text:style-name="P4"><text:span text:style-name="T3">1.</text:span></text:p>
          </draw:text-box>
        </draw:frame>
        <draw:frame draw:style-name="gr16" draw:text-style-name="P6" draw:layer="layout" svg:width="0.211cm" svg:height="0.239cm" svg:x="10.164cm" svg:y="4.8cm">
          <draw:text-box>
            <text:p text:style-name="P4"><text:span text:style-name="T2">M</text:span></text:p>
          </draw:text-box>
        </draw:frame>
        <draw:frame draw:style-name="gr16" draw:text-style-name="P6" draw:layer="layout" svg:width="0.211cm" svg:height="0.239cm" svg:x="10.156cm" svg:y="4.793cm">
          <draw:text-box>
            <text:p text:style-name="P4"><text:span text:style-name="T3">M</text:span></text:p>
          </draw:text-box>
        </draw:frame>
        <draw:frame draw:style-name="gr14" draw:text-style-name="P9" draw:layer="layout" svg:width="0.122cm" svg:height="0.136cm" svg:x="10.336cm" svg:y="4.944cm">
          <draw:text-box>
            <text:p text:style-name="P4"><text:span text:style-name="T12">H</text:span></text:p>
          </draw:text-box>
        </draw:frame>
        <draw:line draw:style-name="gr2" draw:text-style-name="P2" draw:layer="layout" svg:x1="8.834cm" svg:y1="4.419cm" svg:x2="14.102cm" svg:y2="4.419cm">
          <text:p/>
        </draw:line>
        <draw:line draw:style-name="gr2" draw:text-style-name="P2" draw:layer="layout" svg:x1="14.102cm" svg:y1="3.233cm" svg:x2="14.102cm" svg:y2="4.425cm">
          <text:p/>
        </draw:line>
        <draw:frame draw:style-name="gr14" draw:text-style-name="P9" draw:layer="layout" svg:width="0.122cm" svg:height="0.136cm" svg:x="10.333cm" svg:y="4.941cm">
          <draw:text-box>
            <text:p text:style-name="P4"><text:span text:style-name="T13">H</text:span></text:p>
          </draw:text-box>
        </draw:frame>
        <draw:frame draw:style-name="gr19" draw:text-style-name="P8" draw:layer="layout" svg:width="1.606cm" svg:height="0.319cm" svg:x="11.398cm" svg:y="12.653cm">
          <draw:text-box>
            <text:p text:style-name="P4"><text:span text:style-name="T10">Accumulate</text:span></text:p>
          </draw:text-box>
        </draw:frame>
        <draw:frame draw:style-name="gr19" draw:text-style-name="P8" draw:layer="layout" svg:width="1.606cm" svg:height="0.319cm" svg:x="11.388cm" svg:y="12.643cm">
          <draw:text-box>
            <text:p text:style-name="P4"><text:span text:style-name="T11">Accumulate</text:span></text:p>
          </draw:text-box>
        </draw:frame>
        <draw:frame draw:style-name="gr16" draw:text-style-name="P6" draw:layer="layout" svg:width="0.211cm" svg:height="0.239cm" svg:x="7.86cm" svg:y="3.653cm">
          <draw:text-box>
            <text:p text:style-name="P4"><text:span text:style-name="T7">E</text:span></text:p>
          </draw:text-box>
        </draw:frame>
        <draw:frame draw:style-name="gr14" draw:text-style-name="P9" draw:layer="layout" svg:width="0.122cm" svg:height="0.136cm" svg:x="8.001cm" svg:y="3.805cm">
          <draw:text-box>
            <text:p text:style-name="P4"><text:span text:style-name="T9">H</text:span></text:p>
          </draw:text-box>
        </draw:frame>
        <draw:frame draw:style-name="gr16" draw:text-style-name="P6" draw:layer="layout" svg:width="0.211cm" svg:height="0.239cm" svg:x="10.262cm" svg:y="3.653cm">
          <draw:text-box>
            <text:p text:style-name="P4"><text:span text:style-name="T7">M</text:span></text:p>
          </draw:text-box>
        </draw:frame>
        <draw:frame draw:style-name="gr14" draw:text-style-name="P9" draw:layer="layout" svg:width="0.122cm" svg:height="0.136cm" svg:x="10.439cm" svg:y="3.805cm">
          <draw:text-box>
            <text:p text:style-name="P4"><text:span text:style-name="T9">H</text:span></text:p>
          </draw:text-box>
        </draw:frame>
        <draw:frame draw:style-name="gr16" draw:text-style-name="P6" draw:layer="layout" svg:width="0.211cm" svg:height="0.239cm" svg:x="14.175cm" svg:y="3.653cm">
          <draw:text-box>
            <text:p text:style-name="P4"><text:span text:style-name="T7">E</text:span></text:p>
          </draw:text-box>
        </draw:frame>
        <draw:frame draw:style-name="gr14" draw:text-style-name="P9" draw:layer="layout" svg:width="0.122cm" svg:height="0.136cm" svg:x="14.312cm" svg:y="3.805cm">
          <draw:text-box>
            <text:p text:style-name="P4"><text:span text:style-name="T9">F</text:span></text:p>
          </draw:text-box>
        </draw:frame>
        <draw:frame draw:style-name="gr20" draw:text-style-name="P8" draw:layer="layout" svg:width="4.955cm" svg:height="0.319cm" svg:x="6.883cm" svg:y="1.336cm">
          <draw:text-box>
            <text:p text:style-name="P4"><text:span text:style-name="T5">IEEE 754 single-precision floating-point</text:span></text:p>
          </draw:text-box>
        </draw:frame>
        <draw:frame draw:style-name="gr21" draw:text-style-name="P8" draw:layer="layout" svg:width="0.789cm" svg:height="0.319cm" svg:x="13.783cm" svg:y="1.34cm">
          <draw:text-box>
            <text:p text:style-name="P4"><text:span text:style-name="T5">Float4</text:span></text:p>
          </draw:text-box>
        </draw:frame>
        <draw:frame draw:style-name="gr13" draw:text-style-name="P6" draw:layer="layout" svg:width="1.302cm" svg:height="0.239cm" svg:x="9.116cm" svg:y="14.092cm">
          <draw:text-box>
            <text:p text:style-name="P4"><text:span text:style-name="T6">Accumulator</text:span></text:p>
          </draw:text-box>
        </draw:frame>
        <draw:frame draw:style-name="gr13" draw:text-style-name="P6" draw:layer="layout" svg:width="1.302cm" svg:height="0.239cm" svg:x="9.109cm" svg:y="14.085cm">
          <draw:text-box>
            <text:p text:style-name="P4"><text:span text:style-name="T7">Accumulator</text:span></text:p>
          </draw:text-box>
        </draw:frame>
        <draw:frame draw:style-name="gr22" draw:text-style-name="P9" draw:layer="layout" svg:width="0.184cm" svg:height="0.136cm" svg:x="10.414cm" svg:y="14.24cm">
          <draw:text-box>
            <text:p text:style-name="P4"><text:span text:style-name="T8">t+1</text:span></text:p>
          </draw:text-box>
        </draw:frame>
        <draw:frame draw:style-name="gr22" draw:text-style-name="P9" draw:layer="layout" svg:width="0.184cm" svg:height="0.136cm" svg:x="10.41cm" svg:y="14.236cm">
          <draw:text-box>
            <text:p text:style-name="P4"><text:span text:style-name="T9">t+1</text:span></text:p>
          </draw:text-box>
        </draw:frame>
        <draw:frame draw:style-name="gr23" draw:text-style-name="P6" draw:layer="layout" svg:width="2.987cm" svg:height="0.239cm" svg:x="8.513cm" svg:y="14.388cm">
          <draw:text-box>
            <text:p text:style-name="P4"><text:span text:style-name="T2">64-bit fixed-point, 23-bit fraction</text:span></text:p>
          </draw:text-box>
        </draw:frame>
        <draw:frame draw:style-name="gr23" draw:text-style-name="P6" draw:layer="layout" svg:width="2.987cm" svg:height="0.239cm" svg:x="8.505cm" svg:y="14.381cm">
          <draw:text-box>
            <text:p text:style-name="P4"><text:span text:style-name="T3">64-bit fixed-point, 23-bit fraction</text:span></text:p>
          </draw:text-box>
        </draw:frame>
        <draw:frame draw:style-name="gr24" draw:text-style-name="P11" draw:layer="layout" svg:width="5.773cm" svg:height="1.183cm" svg:x="0.273cm" svg:y="4.242cm">
          <draw:text-box>
            <text:p text:style-name="P10"><text:span text:style-name="T15">For </text:span><text:span text:style-name="T16">noise-robust applications</text:span><text:span text:style-name="T15"> and </text:span><text:span text:style-name="T16">Iterative optimizations</text:span><text:span text:style-name="T17"> with </text:span><text:span text:style-name="T18">non-negativity constraints</text:span><text:span text:style-name="T17">.</text:span></text:p>
          </draw:text-box>
        </draw:frame>
        <draw:frame draw:style-name="gr25" draw:text-style-name="P13" draw:layer="layout" svg:width="6.195cm" svg:height="5.253cm" svg:x="0.155cm" svg:y="6.34cm">
          <draw:text-box>
            <text:p text:style-name="P12"><text:span text:style-name="T17">Non-negative Tensor Factorization</text:span></text:p>
            <text:p text:style-name="P12"><text:span text:style-name="T17">Non-negative Sparse Coding</text:span></text:p>
            <text:p text:style-name="P12"><text:span text:style-name="T17">Non-negative Matrix Factorization</text:span></text:p>
            <text:p text:style-name="P12"><text:span text:style-name="T17">Spike-by-Spike Neural Networks</text:span></text:p>
            <text:p text:style-name="P12"><text:span text:style-name="T17">Etc.</text:span></text:p>
            <text:p text:style-name="P12"><text:span text:style-name="T17"/></text:p>
          </draw:text-box>
        </draw:frame>
        <draw:frame draw:style-name="gr26" draw:text-style-name="P14" draw:layer="layout" svg:width="3.448cm" svg:height="0.475cm" svg:x="16.758cm" svg:y="2.541cm">
          <draw:text-box>
            <text:p><text:span text:style-name="T19">4-bit </text:span><text:span text:style-name="T20">exponent</text:span></text:p>
          </draw:text-box>
        </draw:frame>
        <draw:line draw:style-name="gr27" draw:text-style-name="P15" draw:layer="layout" svg:x1="16.637cm" svg:y1="2.773cm" svg:x2="14.732cm" svg:y2="2.773cm">
          <text:p/>
        </draw:line>
        <draw:custom-shape draw:style-name="gr28" draw:text-style-name="P17" draw:layer="layout" svg:width="0.155cm" svg:height="0.381cm" svg:x="13.795cm" svg:y="2.595cm">
          <text:p text:style-name="P16"><text:span text:style-name="T2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7" draw:layer="layout" svg:width="0.155cm" svg:height="0.381cm" svg:x="13.95cm" svg:y="2.595cm">
          <text:p text:style-name="P16"><text:span text:style-name="T2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7" draw:layer="layout" svg:width="0.155cm" svg:height="0.381cm" svg:x="14.105cm" svg:y="2.595cm">
          <text:p text:style-name="P16"><text:span text:style-name="T2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7" draw:layer="layout" svg:width="0.155cm" svg:height="0.381cm" svg:x="14.26cm" svg:y="2.595cm">
          <text:p text:style-name="P16"><text:span text:style-name="T2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8" draw:layer="layout" svg:x1="13.794cm" svg:y1="2.417cm" svg:x2="13.794cm" svg:y2="2.594cm">
          <text:p/>
        </draw:line>
        <draw:line draw:style-name="gr29" draw:text-style-name="P18" draw:layer="layout" svg:x1="14.416cm" svg:y1="2.418cm" svg:x2="14.416cm" svg:y2="2.595cm">
          <text:p/>
        </draw:line>
        <draw:line draw:style-name="gr29" draw:text-style-name="P18" draw:layer="layout" svg:x1="13.794cm" svg:y1="2.417cm" svg:x2="14.416cm" svg:y2="2.417cm">
          <text:p/>
        </draw:line>
        <draw:frame draw:style-name="gr30" draw:text-style-name="P20" draw:layer="layout" svg:width="0.508cm" svg:height="0.627cm" svg:x="13.861cm" svg:y="2.136cm">
          <draw:text-box>
            <text:p text:style-name="P19"><text:span text:style-name="T22">4-bit</text:span></text:p>
          </draw:text-box>
        </draw:frame>
        <draw:custom-shape draw:style-name="gr31" draw:text-style-name="P21" draw:layer="layout" svg:width="0.155cm" svg:height="0.381cm" svg:x="7.022cm" svg:y="2.595cm">
          <text:p text:style-name="P16"><text:span text:style-name="T2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0.154cm" svg:height="0.381cm" svg:x="7.177cm" svg:y="2.595cm">
          <text:p text:style-name="P16"><text:span text:style-name="T2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7" draw:layer="layout" svg:width="0.155cm" svg:height="0.381cm" svg:x="7.331cm" svg:y="2.595cm">
          <text:p text:style-name="P16"><text:span text:style-name="T2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7" draw:layer="layout" svg:width="0.155cm" svg:height="0.381cm" svg:x="7.486cm" svg:y="2.595cm">
          <text:p text:style-name="P16"><text:span text:style-name="T2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0.154cm" svg:height="0.381cm" svg:x="7.641cm" svg:y="2.595cm">
          <text:p text:style-name="P16"><text:span text:style-name="T2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7" draw:layer="layout" svg:width="0.155cm" svg:height="0.381cm" svg:x="7.796cm" svg:y="2.595cm">
          <text:p text:style-name="P16"><text:span text:style-name="T2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7" draw:layer="layout" svg:width="0.155cm" svg:height="0.381cm" svg:x="7.951cm" svg:y="2.595cm">
          <text:p text:style-name="P16"><text:span text:style-name="T2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7" draw:layer="layout" svg:width="0.155cm" svg:height="0.381cm" svg:x="8.106cm" svg:y="2.595cm">
          <text:p text:style-name="P16"><text:span text:style-name="T2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7" draw:layer="layout" svg:width="0.155cm" svg:height="0.381cm" svg:x="8.261cm" svg:y="2.595cm">
          <text:p text:style-name="P16"><text:span text:style-name="T2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2" draw:layer="layout" svg:width="0.154cm" svg:height="0.381cm" svg:x="8.416cm" svg:y="2.595cm">
          <text:p text:style-name="P16"><text:span text:style-name="T2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2" draw:layer="layout" svg:width="0.155cm" svg:height="0.381cm" svg:x="8.57cm" svg:y="2.595cm">
          <text:p text:style-name="P16"><text:span text:style-name="T2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2" draw:layer="layout" svg:width="0.155cm" svg:height="0.381cm" svg:x="8.725cm" svg:y="2.595cm">
          <text:p text:style-name="P16"><text:span text:style-name="T2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2" draw:layer="layout" svg:width="0.155cm" svg:height="0.381cm" svg:x="8.88cm" svg:y="2.595cm">
          <text:p text:style-name="P16"><text:span text:style-name="T2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2" draw:layer="layout" svg:width="0.155cm" svg:height="0.381cm" svg:x="9.035cm" svg:y="2.595cm">
          <text:p text:style-name="P16"><text:span text:style-name="T2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2" draw:layer="layout" svg:width="0.155cm" svg:height="0.381cm" svg:x="9.19cm" svg:y="2.595cm">
          <text:p text:style-name="P16"><text:span text:style-name="T2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2" draw:layer="layout" svg:width="0.154cm" svg:height="0.381cm" svg:x="9.345cm" svg:y="2.595cm">
          <text:p text:style-name="P16"><text:span text:style-name="T2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2" draw:layer="layout" svg:width="0.155cm" svg:height="0.381cm" svg:x="9.499cm" svg:y="2.595cm">
          <text:p text:style-name="P16"><text:span text:style-name="T2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2" draw:layer="layout" svg:width="0.155cm" svg:height="0.381cm" svg:x="9.652cm" svg:y="2.595cm">
          <text:p text:style-name="P16"><text:span text:style-name="T2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2" draw:layer="layout" svg:width="0.154cm" svg:height="0.381cm" svg:x="9.807cm" svg:y="2.595cm">
          <text:p text:style-name="P16"><text:span text:style-name="T2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2" draw:layer="layout" svg:width="0.156cm" svg:height="0.381cm" svg:x="9.961cm" svg:y="2.595cm">
          <text:p text:style-name="P16"><text:span text:style-name="T2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2" draw:layer="layout" svg:width="0.154cm" svg:height="0.381cm" svg:x="10.117cm" svg:y="2.595cm">
          <text:p text:style-name="P16"><text:span text:style-name="T2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2" draw:layer="layout" svg:width="0.154cm" svg:height="0.381cm" svg:x="10.272cm" svg:y="2.595cm">
          <text:p text:style-name="P16"><text:span text:style-name="T2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2" draw:layer="layout" svg:width="0.155cm" svg:height="0.381cm" svg:x="10.426cm" svg:y="2.595cm">
          <text:p text:style-name="P16"><text:span text:style-name="T2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2" draw:layer="layout" svg:width="0.154cm" svg:height="0.381cm" svg:x="10.581cm" svg:y="2.595cm">
          <text:p text:style-name="P16"><text:span text:style-name="T2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2" draw:layer="layout" svg:width="0.156cm" svg:height="0.381cm" svg:x="10.735cm" svg:y="2.595cm">
          <text:p text:style-name="P16"><text:span text:style-name="T2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2" draw:layer="layout" svg:width="0.155cm" svg:height="0.381cm" svg:x="10.89cm" svg:y="2.595cm">
          <text:p text:style-name="P16"><text:span text:style-name="T2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2" draw:layer="layout" svg:width="0.155cm" svg:height="0.381cm" svg:x="11.045cm" svg:y="2.595cm">
          <text:p text:style-name="P16"><text:span text:style-name="T2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2" draw:layer="layout" svg:width="0.154cm" svg:height="0.381cm" svg:x="11.2cm" svg:y="2.595cm">
          <text:p text:style-name="P16"><text:span text:style-name="T2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2" draw:layer="layout" svg:width="0.156cm" svg:height="0.381cm" svg:x="11.354cm" svg:y="2.595cm">
          <text:p text:style-name="P16"><text:span text:style-name="T2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2" draw:layer="layout" svg:width="0.155cm" svg:height="0.381cm" svg:x="11.51cm" svg:y="2.595cm">
          <text:p text:style-name="P16"><text:span text:style-name="T2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2" draw:layer="layout" svg:width="0.154cm" svg:height="0.381cm" svg:x="11.665cm" svg:y="2.595cm">
          <text:p text:style-name="P16"><text:span text:style-name="T2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2" draw:layer="layout" svg:width="0.155cm" svg:height="0.381cm" svg:x="11.819cm" svg:y="2.595cm">
          <text:p text:style-name="P16"><text:span text:style-name="T2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23" draw:layer="layout" svg:x1="7.177cm" svg:y1="2.417cm" svg:x2="7.177cm" svg:y2="2.594cm">
          <text:p/>
        </draw:line>
        <draw:line draw:style-name="gr29" draw:text-style-name="P23" draw:layer="layout" svg:x1="8.417cm" svg:y1="2.418cm" svg:x2="8.417cm" svg:y2="2.595cm">
          <text:p/>
        </draw:line>
        <draw:line draw:style-name="gr29" draw:text-style-name="P23" draw:layer="layout" svg:x1="11.973cm" svg:y1="2.417cm" svg:x2="11.973cm" svg:y2="2.594cm">
          <text:p/>
        </draw:line>
        <draw:line draw:style-name="gr29" draw:text-style-name="P23" draw:layer="layout" svg:x1="7.175cm" svg:y1="2.417cm" svg:x2="11.973cm" svg:y2="2.417cm">
          <text:p/>
        </draw:line>
        <draw:frame draw:style-name="gr30" draw:text-style-name="P25" draw:layer="layout" svg:width="0.477cm" svg:height="0.627cm" svg:x="7.86cm" svg:y="2.136cm">
          <draw:text-box>
            <text:p text:style-name="P24"><text:span text:style-name="T22">8-bit</text:span></text:p>
          </draw:text-box>
        </draw:frame>
        <draw:frame draw:style-name="gr30" draw:text-style-name="P26" draw:layer="layout" svg:width="0.684cm" svg:height="0.627cm" svg:x="8.57cm" svg:y="2.137cm">
          <draw:text-box>
            <text:p><text:span text:style-name="T22">23-bit</text:span></text:p>
          </draw:text-box>
        </draw:frame>
        <draw:frame draw:style-name="gr36" draw:text-style-name="P26" draw:layer="layout" svg:width="2.667cm" svg:height="0.627cm" svg:x="6.885cm" svg:y="1.771cm">
          <draw:text-box>
            <text:p><text:span text:style-name="T22">Sign <text:s text:c="3"/>Exponent <text:s text:c="3"/>Mantissa</text:span></text:p>
          </draw:text-box>
        </draw:frame>
        <draw:line draw:style-name="gr29" draw:text-style-name="P23" draw:layer="layout" svg:x1="7.101cm" svg:y1="2.09cm" svg:x2="7.101cm" svg:y2="2.595cm">
          <text:p/>
        </draw:line>
        <draw:custom-shape draw:style-name="gr37" draw:text-style-name="P27" draw:layer="layout" svg:width="0.254cm" svg:height="3.552cm" draw:transform="rotate (1.5707963267949) translate (8.415cm 3.25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8" draw:text-style-name="P27" draw:layer="layout" svg:width="0.254cm" svg:height="0.614cm" draw:transform="rotate (1.5707963267949) translate (13.797cm 3.25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9" draw:text-style-name="P27" draw:layer="layout" svg:width="0.262cm" svg:height="1.232cm" draw:transform="rotate (1.5707963267949) translate (7.177cm 3.2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336cm" fo:page-height="14.7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2T03:16:42.429832393</dc:date>
    <meta:editing-duration>PT2H25M33S</meta:editing-duration>
    <meta:editing-cycles>8</meta:editing-cycles>
    <meta:document-statistic meta:object-count="154"/>
  </office:meta>
</office:document-meta>
</file>